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cm" table:align="margins"/>
    </style:style>
    <style:style style:name="Tabela2.A" style:family="table-column">
      <style:table-column-properties style:column-width="1.873cm" style:rel-column-width="7670*"/>
    </style:style>
    <style:style style:name="Tabela2.B" style:family="table-column">
      <style:table-column-properties style:column-width="5.279cm" style:rel-column-width="21622*"/>
    </style:style>
    <style:style style:name="Tabela2.C" style:family="table-column">
      <style:table-column-properties style:column-width="6.017cm" style:rel-column-width="24641*"/>
    </style:style>
    <style:style style:name="Tabela2.D" style:family="table-column">
      <style:table-column-properties style:column-width="2.833cm" style:rel-column-width="11602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pt" fo:country="BR" officeooo:paragraph-rsid="0009e589"/>
    </style:style>
    <style:style style:name="P2" style:family="paragraph" style:parent-style-name="Standard">
      <style:paragraph-properties fo:text-align="justify" style:justify-single-word="false"/>
      <style:text-properties style:font-name="Arial" fo:language="pt" fo:country="BR"/>
    </style:style>
    <style:style style:name="P3" style:family="paragraph" style:parent-style-name="Standard">
      <style:paragraph-properties fo:text-align="justify" style:justify-single-word="false"/>
      <style:text-properties style:font-name="Arial" fo:language="pt" fo:country="BR" officeooo:paragraph-rsid="0011c55d"/>
    </style:style>
    <style:style style:name="P4" style:family="paragraph" style:parent-style-name="Standard">
      <style:paragraph-properties fo:text-align="justify" style:justify-single-word="false"/>
      <style:text-properties style:font-name="Arial" fo:language="pt" fo:country="BR" officeooo:paragraph-rsid="0014a3b4"/>
    </style:style>
    <style:style style:name="P5" style:family="paragraph" style:parent-style-name="Standard">
      <style:paragraph-properties fo:text-align="justify" style:justify-single-word="false"/>
      <style:text-properties style:font-name="Arial" fo:language="pt" fo:country="BR" fo:font-weight="bold" officeooo:paragraph-rsid="000d5e4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language="pt" fo:country="BR" fo:font-weight="normal" officeooo:rsid="0014a3b4" officeooo:paragraph-rsid="0014a3b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language="pt" fo:country="BR" fo:font-weight="normal" officeooo:paragraph-rsid="000d5e4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language="pt" fo:country="BR" officeooo:rsid="0014a3b4" officeooo:paragraph-rsid="0014a3b4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 fo:font-size="12pt" fo:language="pt" fo:country="BR" fo:font-weight="normal" officeooo:rsid="00179e50" officeooo:paragraph-rsid="00179e5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2pt" fo:language="pt" fo:country="BR" fo:font-weight="bold" officeooo:rsid="0004c7a4" officeooo:paragraph-rsid="00179e5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12pt" fo:language="pt" fo:country="BR" fo:font-weight="bold" officeooo:rsid="00179e50" officeooo:paragraph-rsid="00179e50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language="pt" fo:country="BR" officeooo:paragraph-rsid="0006477a"/>
    </style:style>
    <style:style style:name="P13" style:family="paragraph" style:parent-style-name="Text_20_body">
      <style:paragraph-properties fo:text-align="justify" style:justify-single-word="false"/>
      <style:text-properties fo:language="pt" fo:country="BR" officeooo:paragraph-rsid="000f442f"/>
    </style:style>
    <style:style style:name="P14" style:family="paragraph" style:parent-style-name="Text_20_body">
      <style:paragraph-properties fo:text-align="justify" style:justify-single-word="false"/>
      <style:text-properties fo:language="pt" fo:country="BR" officeooo:paragraph-rsid="00136266"/>
    </style:style>
    <style:style style:name="P15" style:family="paragraph" style:parent-style-name="Text_20_body">
      <style:paragraph-properties fo:text-align="justify" style:justify-single-word="false"/>
      <style:text-properties style:font-name="Arial" fo:language="pt" fo:country="BR" officeooo:rsid="000b7334" officeooo:paragraph-rsid="000b7334"/>
    </style:style>
    <style:style style:name="P16" style:family="paragraph" style:parent-style-name="Text_20_body">
      <style:paragraph-properties fo:text-align="justify" style:justify-single-word="false"/>
      <style:text-properties style:font-name="Arial" fo:language="pt" fo:country="BR" fo:font-weight="bold" officeooo:rsid="000f442f" officeooo:paragraph-rsid="000f442f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font-name="Arial" fo:language="pt" fo:country="BR" fo:font-weight="bold" officeooo:rsid="0006477a" officeooo:paragraph-rsid="0011061e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Arial" fo:language="pt" fo:country="BR" fo:font-weight="bold" officeooo:rsid="0004d698" officeooo:paragraph-rsid="0004d698"/>
    </style:style>
    <style:style style:name="P19" style:family="paragraph" style:parent-style-name="Text_20_body">
      <style:paragraph-properties fo:text-align="justify" style:justify-single-word="false"/>
      <style:text-properties style:font-name="Arial" fo:language="pt" fo:country="BR" fo:font-weight="normal" officeooo:rsid="000b7334" officeooo:paragraph-rsid="000f442f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" fo:language="pt" fo:country="BR" fo:font-weight="normal" officeooo:paragraph-rsid="000d5e4c" style:font-weight-asian="normal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Arial" fo:language="pt" fo:country="BR" fo:font-weight="normal" officeooo:rsid="00179e50" officeooo:paragraph-rsid="00179e50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officeooo:paragraph-rsid="0006477a"/>
    </style:style>
    <style:style style:name="P23" style:family="paragraph" style:parent-style-name="Text_20_body">
      <style:paragraph-properties fo:text-align="justify" style:justify-single-word="false"/>
      <style:text-properties officeooo:paragraph-rsid="0011061e"/>
    </style:style>
    <style:style style:name="P24" style:family="paragraph" style:parent-style-name="Text_20_body">
      <style:paragraph-properties fo:text-align="justify" style:justify-single-word="false"/>
      <style:text-properties officeooo:paragraph-rsid="0011c55d"/>
    </style:style>
    <style:style style:name="P25" style:family="paragraph" style:parent-style-name="Standard">
      <style:paragraph-properties fo:text-align="justify" style:justify-single-word="false" fo:break-before="page"/>
      <style:text-properties style:font-name="Arial" fo:language="pt" fo:country="BR" fo:font-weight="bold" officeooo:rsid="0014a3b4" officeooo:paragraph-rsid="0014a3b4" style:font-weight-asian="bold" style:font-weight-complex="bold"/>
    </style:style>
    <style:style style:name="P26" style:family="paragraph" style:parent-style-name="Text_20_body">
      <style:paragraph-properties fo:text-align="justify" style:justify-single-word="false" fo:break-before="page"/>
      <style:text-properties style:font-name="Arial" fo:language="pt" fo:country="BR" fo:font-weight="bold" officeooo:rsid="000b7334" officeooo:paragraph-rsid="000d5e4c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weight="bold" officeooo:rsid="000d5e4c" officeooo:paragraph-rsid="000d5e4c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weight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weight="bold" officeooo:paragraph-rsid="000d5e4c"/>
    </style:style>
    <style:style style:name="P30" style:family="paragraph" style:parent-style-name="Table_20_Contents">
      <style:paragraph-properties fo:text-align="start" style:justify-single-word="false"/>
      <style:text-properties style:font-name="Arial" officeooo:paragraph-rsid="000d5e4c"/>
    </style:style>
    <style:style style:name="P31" style:family="paragraph" style:parent-style-name="Table_20_Contents">
      <style:paragraph-properties fo:text-align="justify" style:justify-single-word="false"/>
      <style:text-properties style:font-name="Arial" fo:language="pt" fo:country="BR" fo:font-weight="bold" officeooo:rsid="000d5e4c" officeooo:paragraph-rsid="000d5e4c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Arial" officeooo:paragraph-rsid="000d5e4c"/>
    </style:style>
    <style:style style:name="P33" style:family="paragraph" style:parent-style-name="Table_20_Contents">
      <style:paragraph-properties fo:text-align="justify" style:justify-single-word="false"/>
      <style:text-properties style:font-name="Arial" officeooo:rsid="000d5e4c" officeooo:paragraph-rsid="000d5e4c"/>
    </style:style>
    <style:style style:name="P34" style:family="paragraph" style:parent-style-name="Standard">
      <style:paragraph-properties fo:text-align="start" style:justify-single-word="false"/>
      <style:text-properties style:font-name="Arial" fo:language="pt" fo:country="BR" officeooo:rsid="0014a3b4" officeooo:paragraph-rsid="0014a3b4"/>
    </style:style>
    <style:style style:name="P35" style:family="paragraph" style:parent-style-name="Standard">
      <style:paragraph-properties fo:text-align="start" style:justify-single-word="false"/>
      <style:text-properties style:font-name="Arial" fo:language="pt" fo:country="BR"/>
    </style:style>
    <style:style style:name="P36" style:family="paragraph" style:parent-style-name="Standard">
      <style:paragraph-properties fo:text-align="start" style:justify-single-word="false"/>
      <style:text-properties style:font-name="Arial" fo:language="pt" fo:country="BR" officeooo:paragraph-rsid="0014a3b4"/>
    </style:style>
    <style:style style:name="P37" style:family="paragraph" style:parent-style-name="Standard">
      <style:paragraph-properties fo:text-align="justify" style:justify-single-word="false"/>
      <style:text-properties style:font-name="Arial" fo:language="pt" fo:country="BR" fo:font-weight="bold" officeooo:paragraph-rsid="001914a9" style:font-weight-asian="bold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style:font-name="Arial" fo:font-size="12pt" fo:language="pt" fo:country="BR" fo:font-weight="bold" officeooo:rsid="00179e50" officeooo:paragraph-rsid="00179e50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rial" fo:language="pt" fo:country="BR" fo:font-weight="bold" officeooo:rsid="000d5e4c" officeooo:paragraph-rsid="0011c55d" style:font-weight-asian="bold" style:font-weight-complex="bold"/>
    </style:style>
    <style:style style:name="P40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1c55d"/>
    </style:style>
    <style:style style:name="P41" style:family="paragraph" style:parent-style-name="Text_20_body">
      <style:paragraph-properties fo:margin-top="0cm" fo:margin-bottom="0cm" style:contextual-spacing="false" fo:text-align="start" style:justify-single-word="false" fo:break-before="page"/>
      <style:text-properties officeooo:paragraph-rsid="0011c55d"/>
    </style:style>
    <style:style style:name="T1" style:family="text">
      <style:text-properties style:font-name="Arial"/>
    </style:style>
    <style:style style:name="T2" style:family="text">
      <style:text-properties style:font-name="Arial" fo:font-weight="bold"/>
    </style:style>
    <style:style style:name="T3" style:family="text">
      <style:text-properties style:font-name="Arial" fo:font-weight="bold" officeooo:rsid="0004d698" style:font-weight-asian="bold" style:font-weight-complex="bold"/>
    </style:style>
    <style:style style:name="T4" style:family="text">
      <style:text-properties style:font-name="Arial" fo:font-weight="bold" officeooo:rsid="0006477a" style:font-weight-asian="bold" style:font-weight-complex="bold"/>
    </style:style>
    <style:style style:name="T5" style:family="text">
      <style:text-properties style:font-name="Arial" fo:font-weight="bold" officeooo:rsid="00082986" style:font-weight-asian="bold" style:font-weight-complex="bold"/>
    </style:style>
    <style:style style:name="T6" style:family="text">
      <style:text-properties style:font-name="Arial" fo:font-weight="bold" officeooo:rsid="0009e589" style:font-weight-asian="bold" style:font-weight-complex="bold"/>
    </style:style>
    <style:style style:name="T7" style:family="text">
      <style:text-properties style:font-name="Arial" fo:font-weight="bold" officeooo:rsid="000f02ea" style:font-weight-asian="bold" style:font-weight-complex="bold"/>
    </style:style>
    <style:style style:name="T8" style:family="text">
      <style:text-properties style:font-name="Arial" fo:font-weight="bold" officeooo:rsid="0006477a"/>
    </style:style>
    <style:style style:name="T9" style:family="text">
      <style:text-properties style:font-name="Arial" fo:font-style="italic" style:font-style-asian="italic" style:font-style-complex="italic"/>
    </style:style>
    <style:style style:name="T10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Arial" fo:font-style="italic" fo:font-weight="normal" officeooo:rsid="0009e589" style:font-weight-asian="normal" style:font-weight-complex="normal"/>
    </style:style>
    <style:style style:name="T12" style:family="text">
      <style:text-properties style:font-name="Arial" fo:font-style="italic" fo:font-weight="normal" officeooo:rsid="00136266" style:font-style-asian="italic" style:font-weight-asian="normal" style:font-style-complex="italic" style:font-weight-complex="normal"/>
    </style:style>
    <style:style style:name="T13" style:family="text">
      <style:text-properties style:font-name="Arial" fo:font-style="normal" style:font-style-asian="normal" style:font-style-complex="normal"/>
    </style:style>
    <style:style style:name="T14" style:family="text">
      <style:text-properties style:font-name="Arial" fo:language="pt" fo:country="BR"/>
    </style:style>
    <style:style style:name="T15" style:family="text">
      <style:text-properties style:font-name="Arial" fo:language="pt" fo:country="BR" fo:font-style="italic"/>
    </style:style>
    <style:style style:name="T16" style:family="text">
      <style:text-properties style:font-name="Arial" fo:language="pt" fo:country="BR" fo:font-style="italic" style:font-style-asian="italic" style:font-style-complex="italic"/>
    </style:style>
    <style:style style:name="T17" style:family="text">
      <style:text-properties style:font-name="Arial" fo:language="pt" fo:country="BR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Arial" fo:language="pt" fo:country="BR" officeooo:rsid="0006477a"/>
    </style:style>
    <style:style style:name="T19" style:family="text">
      <style:text-properties style:font-name="Arial" fo:language="pt" fo:country="BR" fo:font-weight="bold"/>
    </style:style>
    <style:style style:name="T20" style:family="text">
      <style:text-properties style:font-name="Arial" fo:language="pt" fo:country="BR" fo:font-weight="bold" officeooo:rsid="0011061e" style:font-weight-asian="bold" style:font-weight-complex="bold"/>
    </style:style>
    <style:style style:name="T21" style:family="text">
      <style:text-properties style:font-name="Arial" fo:language="pt" fo:country="BR" fo:font-weight="bold" officeooo:rsid="0011c55d" style:font-weight-asian="bold" style:font-weight-complex="bold"/>
    </style:style>
    <style:style style:name="T22" style:family="text">
      <style:text-properties style:font-name="Arial" fo:language="pt" fo:country="BR" fo:font-weight="bold" officeooo:rsid="000d5e4c" style:font-weight-asian="bold" style:font-weight-complex="bold"/>
    </style:style>
    <style:style style:name="T23" style:family="text">
      <style:text-properties style:font-name="Arial" fo:language="pt" fo:country="BR" fo:font-weight="bold" officeooo:rsid="0018c5ea" style:font-weight-asian="bold" style:font-weight-complex="bold"/>
    </style:style>
    <style:style style:name="T24" style:family="text">
      <style:text-properties style:font-name="Arial" fo:language="pt" fo:country="BR" officeooo:rsid="00082986"/>
    </style:style>
    <style:style style:name="T25" style:family="text">
      <style:text-properties style:font-name="Arial" fo:language="pt" fo:country="BR" fo:font-weight="normal" style:font-weight-asian="normal" style:font-weight-complex="normal"/>
    </style:style>
    <style:style style:name="T26" style:family="text">
      <style:text-properties style:font-name="Arial" fo:language="pt" fo:country="BR" fo:font-weight="normal" officeooo:rsid="000b37f7" style:font-weight-asian="normal" style:font-weight-complex="normal"/>
    </style:style>
    <style:style style:name="T27" style:family="text">
      <style:text-properties style:font-name="Arial" fo:language="pt" fo:country="BR" fo:font-weight="normal" officeooo:rsid="0006477a" style:font-weight-asian="normal" style:font-weight-complex="normal"/>
    </style:style>
    <style:style style:name="T28" style:family="text">
      <style:text-properties style:font-name="Arial" fo:language="pt" fo:country="BR" fo:font-weight="normal" officeooo:rsid="000d5e4c" style:font-weight-asian="normal" style:font-weight-complex="normal"/>
    </style:style>
    <style:style style:name="T29" style:family="text">
      <style:text-properties style:font-name="Arial" fo:language="pt" fo:country="BR" fo:font-weight="normal" officeooo:rsid="0011c55d" style:font-weight-asian="normal" style:font-weight-complex="normal"/>
    </style:style>
    <style:style style:name="T30" style:family="text">
      <style:text-properties style:font-name="Arial" fo:language="pt" fo:country="BR" officeooo:rsid="0004d698"/>
    </style:style>
    <style:style style:name="T31" style:family="text">
      <style:text-properties style:font-name="Arial" officeooo:rsid="0006477a"/>
    </style:style>
    <style:style style:name="T32" style:family="text">
      <style:text-properties style:font-name="Arial" fo:font-weight="normal" style:font-weight-asian="normal" style:font-weight-complex="normal"/>
    </style:style>
    <style:style style:name="T33" style:family="text">
      <style:text-properties style:font-name="Arial" fo:font-weight="normal" officeooo:rsid="0009e589" style:font-weight-asian="normal" style:font-weight-complex="normal"/>
    </style:style>
    <style:style style:name="T34" style:family="text">
      <style:text-properties style:font-name="Arial" fo:font-weight="normal" officeooo:rsid="00136266" style:font-weight-asian="normal" style:font-weight-complex="normal"/>
    </style:style>
    <style:style style:name="T35" style:family="text">
      <style:text-properties style:font-name="Arial" fo:font-weight="normal" officeooo:rsid="000f442f" style:font-weight-asian="normal" style:font-weight-complex="normal"/>
    </style:style>
    <style:style style:name="T36" style:family="text">
      <style:text-properties officeooo:rsid="000bb7fd"/>
    </style:style>
    <style:style style:name="T37" style:family="text">
      <style:text-properties officeooo:rsid="0011c55d"/>
    </style:style>
    <style:style style:name="T38" style:family="text">
      <style:text-properties officeooo:rsid="0014a3b4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officeooo:rsid="0019d473"/>
    </style:style>
    <style:style style:name="fr1" style:family="graphic" style:parent-style-name="Graphics">
      <style:graphic-properties style:vertical-pos="bottom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JEDIEL DA ROSA RIBEIRO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0">PESQUISA PARA FINS EVANGELÍSTICOS</text:p>
      <text:p text:style-name="P11">COMORES – UNIÃO DAS COMORE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BLUMENAU/SC</text:p>
      <text:p text:style-name="P9"><text:span text:style-name="T40">ABRIL</text:span> 2021</text:p>
      <text:p text:style-name="P18"><text:soft-page-break/>Sobre Comores</text:p>
      <text:p text:style-name="P14"><text:span text:style-name="T2"><text:tab/>Comores</text:span><text:span text:style-name="T1">, </text:span><text:span text:style-name="T9">oficialmente</text:span><text:span text:style-name="T1"> </text:span><text:span text:style-name="T2">União das Comores</text:span><text:span text:style-name="T1">, é um país insular localizado no leste da África. O país está localizado </text:span><text:span text:style-name="T9">em três</text:span><text:span text:style-name="T1"> das </text:span><text:span text:style-name="T9">quatro ilhas principais do arquipélago de Comores</text:span><text:span text:style-name="T1">, no Oceano Índico, localizado no extremo norte do canal de Moçambique na costa oriental da África. </text:span><text:span text:style-name="T9">Seus vizinhos mais próximos</text:span><text:span text:style-name="T1"> são a </text:span><text:span text:style-name="T9">Tanzânia</text:span><text:span text:style-name="T1"> a noroeste, </text:span><text:span text:style-name="T9">Moçambique</text:span><text:span text:style-name="T1"> a oeste, as </text:span><text:span text:style-name="T9">Seychelles</text:span><text:span text:style-name="T1"> a nordeste e a </text:span><text:span text:style-name="T13">região francesa </text:span><text:span text:style-name="T1">de </text:span><text:span text:style-name="T9">Maiote</text:span><text:span text:style-name="T1"> a sudeste. Sua </text:span><text:span text:style-name="T9">capital</text:span><text:span text:style-name="T1"> e maior cidade é </text:span><text:span text:style-name="T9">Moroni</text:span><text:span text:style-name="T1">, na </text:span><text:span text:style-name="T9">Grande Comore</text:span><text:span text:style-name="T1">.</text:span><text:span text:style-name="Strong_20_Emphasis"><text:span text:style-name="T1"> </text:span></text:span><text:span text:style-name="Strong_20_Emphasis"><text:span text:style-name="T34">A </text:span></text:span><text:span text:style-name="Strong_20_Emphasis"><text:span text:style-name="T12">moeda</text:span></text:span><text:span text:style-name="Strong_20_Emphasis"><text:span text:style-name="T34"> é o </text:span></text:span><text:span text:style-name="T9">Franco Comoriano</text:span><text:span text:style-name="T1"> (KMF). Com 1 862 km² (excluindo a ilha contestada de Maiote), Comores é o quarto menor país africano em área territorial. A população é estimada em 798 000 habitantes. Embora especule-se que o nome "Comores" se origine de povos árabes que teriam primeiro chegado às ilhas, o nome na verdade é oriundo da polinésia antiga, dos povos da Melanésia que se estabeleceram nas ilhas. O nome "Comores" foi tomado da antiga palavra polinésia "Chammoras", significando um de seus outros assentamentos. Estes habitantes tinham sua própria língua, que foi parcialmente influenciada pelos árabes que chegaram posteriormente.<text:line-break/><text:line-break/></text:span><text:span text:style-name="T7">Origem</text:span></text:p>
      <text:p text:style-name="P19"><text:tab/>Acredita-se que os primeiros habitantes humanos das Ilhas Comores tenham sido colonos austronésios viajando de barco de ilhas no sudeste da Ásia. Essas pessoas chegaram o mais tardar no século VI, a data do mais antigo sítio arqueológico conhecido, encontrado em Nzwani, embora tenha sido postulado o início da colonização já no primeiro século.</text:p>
      <text:p text:style-name="P13"><text:span text:style-name="T32">As ilhas das Comores eram povoadas por uma sucessão de povos da costa da África, da Península Arábica e do Golfo Pérsico, do Arquipélago Malaio e de Madagascar. Os colonos de língua bantu chegaram às ilhas como parte da maior expansão Bantu que ocorreu na África durante o primeiro milênio.</text:span><text:span text:style-name="T1"><text:line-break/></text:span></text:p>
      <text:p text:style-name="P16">Geografia</text:p>
      <text:p text:style-name="P13"><text:span text:style-name="T35">A capital e maior cidade do país, Moroni, está localizada em Ngazidja. O arquipélago está situado no Oceano Índico, no Canal de Moçambique, entre a costa africana (mais próxima de Moçambique e da Tanzânia) e Madagáscar, sem fronteiras terrestres.<text:line-break/></text:span><text:span text:style-name="T1">Com 1 862 km², as Comores são um dos menores países. As Comores também reivindicam 320 km² de águas territoriais. Os interiores das ilhas variam de montanhas íngremes a colinas baixas.<text:line-break/><text:line-break/></text:span><text:span text:style-name="T6">Clima</text:span></text:p>
      <text:p text:style-name="P1"><text:soft-page-break/><text:span text:style-name="T33"><text:tab/>O clima é geralmente tropical e ameno, e as duas estações principais são distinguíveis por sua chuva. A temperatura atinge uma média de 29–30° C em março, o mês mais quente na estação chuvosa (chamado localmente de </text:span><text:span text:style-name="T11">kashkazi/kaskazi</text:span><text:span text:style-name="T33">, que significa monção norte, que vai de dezembro a abril), e uma média baixa de 19 °C na estação fria e seca (</text:span><text:span text:style-name="T11">kusi</text:span><text:span text:style-name="T33">, que significa monção sul, que ocorre de maio a novembro). As ilhas raramente são sujeitas a ciclones.</text:span><text:span text:style-name="T6"><text:line-break/></text:span><text:span text:style-name="T1"><text:line-break/></text:span><text:span text:style-name="T3">Línguas</text:span></text:p>
      <text:p text:style-name="P23"><text:span text:style-name="T14"><text:tab/>A União de Comores tem três línguas oficiais: </text:span><text:span text:style-name="T16">comoriano</text:span><text:span text:style-name="T14">, </text:span><text:span text:style-name="T16">árabe</text:span><text:span text:style-name="T14"> e </text:span><text:span text:style-name="T16">francês</text:span><text:span text:style-name="T14">. Como uma nação formado em uma encruzilhada de diferentes civilizações, o arquipélago é conhecido por sua cultura e história diversificada. O arquipélago foi primeiramente habitado por falantes do idioma bantu que vieram da África Oriental, seguidos por imigrantes árabes e austronésios.<text:line-break/>Oficialmente, além de muitas ilhas pequenas, o país é composto por três grandes ilhas do arquipélago de Comores: Grande Comore (Ngazidja), Mohéli (Mwali) e Anjouan (Nzwani). A nação também reivindica a ilha de Maiote que, no entanto, nunca foi administrada pelo governo comorense. <text:line-break/>O idioma mais falad</text:span><text:span text:style-name="T18">o</text:span><text:span text:style-name="T14"> nas Comores é o </text:span><text:span text:style-name="T16">comoriano</text:span><text:span text:style-name="T14">, conhecido localmente como </text:span><text:span text:style-name="T15">Shikomori</text:span><text:span text:style-name="T14">. É uma língua relacionada ao suaíli, com quatro variantes diferentes (</text:span><text:span text:style-name="T15">Shingazidja</text:span><text:span text:style-name="T14">, </text:span><text:span text:style-name="T15">Shimwali</text:span><text:span text:style-name="T14">, </text:span><text:span text:style-name="T15">Shinzwani</text:span><text:span text:style-name="T14"> e </text:span><text:span text:style-name="T15">Shimaore</text:span><text:span text:style-name="T14">) sendo faladas em cada uma das quatro ilhas. Tanto o alfabeto árabe quanto o latino é usado, sendo o árabe o mais usado, e uma ortografia oficial foi desenvolvida recentemente para o alfabeto latino. Cerca de </text:span><text:span text:style-name="T16">57% da população é alfabetizada no alfabeto latino</text:span><text:span text:style-name="T14">, </text:span><text:span text:style-name="T16">enquanto mais de 90% são alfabetizados no alfabeto árabe</text:span><text:span text:style-name="T14">; </text:span><text:span text:style-name="T16">o total de alfabetização é estimado em 77,8%</text:span><text:span text:style-name="T14">. A língua comoriana não possui alfabeto padrão, mas tanto o alfabeto árabe quanto o latino são usados.<text:line-break/></text:span></text:p>
      <text:p text:style-name="P23"><text:span text:style-name="T20">Saúde</text:span><text:span text:style-name="T14"><text:line-break/><text:tab/>Existem 15 médicos para 100.000 pessoas. A taxa de fertilidade era de 4,7 por mulher adulta em 2004. A expectativa de vida ao nascer é de 67 anos para mulheres e 62 anos para homens.<text:line-break/></text:span></text:p>
      <text:p text:style-name="P17">Política e desigualdade de renda</text:p>
      <text:p text:style-name="P22"><text:span text:style-name="T27"><text:tab/>As Comores são uma república presidencialista federal com um sistema multipartidário. O Presidente das Comores é chefe de Estado e chefe de governo. A Constituição das Comores foi aprovada por referendo em 23 de dezembro de 2001. Anteriormente governada por uma ditadura militar, a transferência de poder de Azali Assoumani para Ahmed Abdallah Mohamed Sambi em maio de 2006 foi um divisor de águas como a primeira transferência pacífica na história das Comores. </text:span><text:span text:style-name="T14">Tornou-se parte do Império Colonial Francês no final do século XIX antes de se tornar </text:span><text:soft-page-break/><text:span text:style-name="T14">independente em 1975. Desde que declarou a independência, o país sofreu mais de 20 golpes de Estado ou tentativas de golpe, com vários chefes de Estado assassinados. Juntamente </text:span><text:span text:style-name="T30">d</text:span><text:span text:style-name="T14">esta constante instabilidade política, a população das Comores vive com a pior </text:span><text:span text:style-name="T16">desigualdade de renda</text:span><text:span text:style-name="T14"> de qualquer país, com um </text:span><text:span text:style-name="T16">coeficiente de Gini</text:span><text:span text:style-name="T14"> acima de 60%, ao mesmo tempo em que possui um dos </text:span><text:span text:style-name="T16">piores Índices de Desenvolvimento Humano</text:span><text:span text:style-name="T14"> do mundo. Em 2008, cerca de metade da população das Comores vivia abaixo da linha da pobreza, com </text:span><text:span text:style-name="T16">menos de US$ 1,25</text:span><text:span text:style-name="T14"> por dia. A região insular francesa de Maiote, que é o território mais próspero no Canal de Moçambique, é o principal destino dos imigrantes ilegais comorenses que fogem do seu país. Comores é um estado-membro da União Africana, Francofonia, </text:span><text:span text:style-name="T16">Organização para a Cooperação Islâmica</text:span><text:span text:style-name="T14">, Liga Árabe.<text:line-break/><text:tab/>As ilhas dependem muito do investimento estrangeiro As principais culturas são a banana, o coco, a mandioca, a copra, o milho, o arroz, o cravo-da-índia, a baunilha, o café, a canela e a batata. A indústria extrativa resume-se à areia, à brita e ao coral, sendo este último utilizado moído para a construção local. Os principais parceiros comerciais das Comores são a França, a Alemanha, os Estados Unidos da América e Madagáscar.<text:line-break/>Indicador ambiental: o valor das emissões de dióxido de carbono, per capita, (toneladas métricas,1999) é de 0,1.</text:span><text:span text:style-name="T1"><text:line-break/></text:span></text:p>
      <text:p text:style-name="P12"><text:span text:style-name="T8">B</text:span><text:span text:style-name="T2">andeira de Comores</text:span></text:p>
      <text:p text:style-name="P12"><text:span text:style-name="T31"><text:tab/>É</text:span><text:span text:style-name="T1"> formada por quatro faixas horizontais, sendo de cores amarelo, branco, vermelho e azul, de cima para baixo. Ao lado há um triângulo verde, com uma lua crescente branca e quatro estrelas brancas de cinco pontas, dispostas verticalmente entre as bordas da lua. Tanto as quatro estrelas como as quatro faixas verticais representam as quatro ilhas de Comores: amarelo para </text:span><text:span text:style-name="T9">Mohéli</text:span><text:span text:style-name="T1">, branco para </text:span><text:span text:style-name="T9">Mayotte</text:span><text:span text:style-name="T1"> (reclamada por Comores, e que segue pertencendo a França), vermelho para </text:span><text:span text:style-name="T9">Anjouan</text:span><text:span text:style-name="T1"> e azul para </text:span><text:span text:style-name="T9">Grande Comore</text:span><text:span text:style-name="T1">. A cor </text:span><text:span text:style-name="T9">verde</text:span><text:span text:style-name="T1"> e a </text:span><text:span text:style-name="T9">lua</text:span><text:span text:style-name="T1"> simbolizam o </text:span><text:span text:style-name="T10">Islã</text:span><text:span text:style-name="T9">, que é a </text:span><text:span text:style-name="T10">religião majoritária</text:span><text:span text:style-name="T1"> em Comores, e formavam a antiga bandeira de Comores antes de adicionar-se as quatro faixas horizontais. Esta bandeira foi adotada oficialmente em 2001.<text:line-break/></text:span><text:span text:style-name="T31"><text:line-break/></text:span><text:span text:style-name="T4">Religião </text:span><text:span text:style-name="T5">e a liberdade religiosa</text:span></text:p>
      <text:p text:style-name="P24"><text:span text:style-name="T14"><text:tab/>O </text:span><text:span text:style-name="T17">islamismo</text:span><text:span text:style-name="T14"> sunita é a religião mais praticada, representando 9</text:span><text:span text:style-name="T24">8</text:span><text:span text:style-name="T14">% da população. Uma minoria da população das Comores, principalmente imigrantes franceses, é cristã católica romana. Comores </text:span><text:span text:style-name="T16">é o único país de maioria muçulmana na África Austral</text:span><text:span text:style-name="T14"> e o segundo território de maioria muçulmana mais meridional depois do território francês de Maiote. </text:span><text:span text:style-name="T1">A </text:span><text:span text:style-name="T19">Igreja Católica em Comores</text:span><text:span text:style-name="T14"> é parte da Igreja Católica universal, em comunhão com a liderança espiritual do Papa, em </text:span><text:soft-page-break/><text:span text:style-name="T14">Roma, e da Santa Sé. Este é um país onde quase a totalidade da população é muçulmana (98%), sendo o catolicismo a maior das religiões minoritárias, ainda que represente menos de 1% do total. Ainda que </text:span><text:span text:style-name="T16">a constituição preveja a liberdade religiosa</text:span><text:span text:style-name="T14">, o </text:span><text:span text:style-name="T16">governo</text:span><text:span text:style-name="T14"> </text:span><text:span text:style-name="T16">continua a</text:span><text:span text:style-name="T14"> </text:span><text:span text:style-name="T16">infringir esse direito</text:span><text:span text:style-name="T14">. Comores foi considerada pela </text:span><text:span text:style-name="T16">ONG Portas Aberta</text:span><text:span text:style-name="T14">s como a </text:span><text:span text:style-name="T15">região mais difícil do mundo para se evangelizar</text:span><text:span text:style-name="T14">. </text:span><text:span text:style-name="Strong_20_Emphasis"><text:span text:style-name="T14">População cristã</text:span></text:span><text:bookmark text:name="count-2"/><text:span text:style-name="Strong_20_Emphasis"><text:span text:style-name="T14"> 4,2 MIL</text:span></text:span><text:span text:style-name="Strong_20_Emphasis"><text:span text:style-name="T25">, </text:span></text:span><text:span text:style-name="Strong_20_Emphasis"><text:span text:style-name="T26">não encontrei nenhuma denominação evangélica nem tampouco uma denominação pentecostal.<text:line-break/><text:tab/></text:span></text:span><text:span text:style-name="Strong_20_Emphasis"><text:span text:style-name="T28">Com 885 701 habitantes, as Comores são um dos países menos populosos do mundo, mas também um dos mais densamente povoados, com uma média de 275 habitantes por km². Em 2001, 34% da população era considerada urbana, mas espera-se que cresça, já que o crescimento da população rural é negativo, enquanto o crescimento da população em geral ainda é relativamente alto.<text:line-break/><text:line-break/></text:span></text:span><text:span text:style-name="Strong_20_Emphasis"><text:span text:style-name="T21">Culinária</text:span></text:span></text:p>
      <text:p text:style-name="P24"><text:span text:style-name="Strong_20_Emphasis"><text:span text:style-name="T29"><text:tab/>A culinária de Comores tem influência do Leste da África, do Sul Asiático, da Indonésia e também da França. Baunilha, coentro, noz-moscada e outras especiarias são muito usadas na cozinha, assim como peixe fresco e carneiro.</text:span></text:span></text:p>
      <text:p text:style-name="P39"/>
      <text:p text:style-name="P40"><text:span text:style-name="T22"/></text:p>
      <text:p text:style-name="P41"><text:span text:style-name="T22">Cidades mais populosas de Comore</text:span><text:span text:style-name="T23">s</text:span></text:p>
      <text:p text:style-name="P40"><text:span text:style-name="T23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leLine2116645069056">
          <table:table-cell table:style-name="Tabela2.A1" office:value-type="string">
            <text:p text:style-name="P31">Posição</text:p>
          </table:table-cell>
          <table:table-cell table:style-name="Tabela2.A1" office:value-type="string">
            <text:p text:style-name="P31">Localidade</text:p>
          </table:table-cell>
          <table:table-cell table:style-name="Tabela2.A1" office:value-type="string">
            <text:p text:style-name="P31">Província</text:p>
          </table:table-cell>
          <table:table-cell table:style-name="Tabela2.D1" office:value-type="string">
            <text:p text:style-name="P27">Pop.</text:p>
          </table:table-cell>
        </table:table-row>
        <table:table-row table:style-name="TableLine2116645058992">
          <table:table-cell table:style-name="Tabela2.A2" office:value-type="string">
            <text:p text:style-name="P33">1</text:p>
          </table:table-cell>
          <table:table-cell table:style-name="Tabela2.A2" office:value-type="string">
            <text:p text:style-name="P29">Moroni</text:p>
          </table:table-cell>
          <table:table-cell table:style-name="Tabela2.A2" office:value-type="string">
            <text:p text:style-name="P30">Grande Comore </text:p>
          </table:table-cell>
          <table:table-cell table:style-name="Tabela2.D2" office:value-type="string">
            <text:p text:style-name="P32">42 872</text:p>
          </table:table-cell>
        </table:table-row>
        <table:table-row table:style-name="TableLine2116645057088">
          <table:table-cell table:style-name="Tabela2.A2" office:value-type="string">
            <text:p text:style-name="P33">2</text:p>
          </table:table-cell>
          <table:table-cell table:style-name="Tabela2.A2" office:value-type="string">
            <text:p text:style-name="P29">Mutsamudu</text:p>
          </table:table-cell>
          <table:table-cell table:style-name="Tabela2.A2" office:value-type="string">
            <text:p text:style-name="P30">Anjouan</text:p>
          </table:table-cell>
          <table:table-cell table:style-name="Tabela2.D2" office:value-type="string">
            <text:p text:style-name="P32">23 594</text:p>
          </table:table-cell>
        </table:table-row>
        <table:table-row table:style-name="TableLine2116645060896">
          <table:table-cell table:style-name="Tabela2.A2" office:value-type="string">
            <text:p text:style-name="P33">3</text:p>
          </table:table-cell>
          <table:table-cell table:style-name="Tabela2.A2" office:value-type="string">
            <text:p text:style-name="P28">Fomboni</text:p>
          </table:table-cell>
          <table:table-cell table:style-name="Tabela2.A2" office:value-type="string">
            <text:p text:style-name="P30">Mohéli </text:p>
          </table:table-cell>
          <table:table-cell table:style-name="Tabela2.D2" office:value-type="string">
            <text:p text:style-name="P32">14 966</text:p>
          </table:table-cell>
        </table:table-row>
        <table:table-row table:style-name="TableLine2116645065792">
          <table:table-cell table:style-name="Tabela2.A2" office:value-type="string">
            <text:p text:style-name="P33">4</text:p>
          </table:table-cell>
          <table:table-cell table:style-name="Tabela2.A2" office:value-type="string">
            <text:p text:style-name="P29">Domoni</text:p>
          </table:table-cell>
          <table:table-cell table:style-name="Tabela2.A2" office:value-type="string">
            <text:p text:style-name="P30">Anjouan </text:p>
          </table:table-cell>
          <table:table-cell table:style-name="Tabela2.D2" office:value-type="string">
            <text:p text:style-name="P32">14 509</text:p>
          </table:table-cell>
        </table:table-row>
        <table:table-row table:style-name="TableLine2116645055184">
          <table:table-cell table:style-name="Tabela2.A2" office:value-type="string">
            <text:p text:style-name="P33">5</text:p>
          </table:table-cell>
          <table:table-cell table:style-name="Tabela2.A2" office:value-type="string">
            <text:p text:style-name="P29">Sima (Comores)</text:p>
          </table:table-cell>
          <table:table-cell table:style-name="Tabela2.A2" office:value-type="string">
            <text:p text:style-name="P30">Anjouan </text:p>
          </table:table-cell>
          <table:table-cell table:style-name="Tabela2.D2" office:value-type="string">
            <text:p text:style-name="P32">10 374</text:p>
          </table:table-cell>
        </table:table-row>
        <table:table-row table:style-name="TableLine2116645068512">
          <table:table-cell table:style-name="Tabela2.A2" office:value-type="string">
            <text:p text:style-name="P33">6</text:p>
          </table:table-cell>
          <table:table-cell table:style-name="Tabela2.A2" office:value-type="string">
            <text:p text:style-name="P29">Ouani</text:p>
          </table:table-cell>
          <table:table-cell table:style-name="Tabela2.A2" office:value-type="string">
            <text:p text:style-name="P30">Anjouan </text:p>
          </table:table-cell>
          <table:table-cell table:style-name="Tabela2.D2" office:value-type="string">
            <text:p text:style-name="P32">10 179</text:p>
          </table:table-cell>
        </table:table-row>
        <table:table-row table:style-name="TableLine2116645064160">
          <table:table-cell table:style-name="Tabela2.A2" office:value-type="string">
            <text:p text:style-name="P33">7</text:p>
          </table:table-cell>
          <table:table-cell table:style-name="Tabela2.A2" office:value-type="string">
            <text:p text:style-name="P29">Mirontsi</text:p>
          </table:table-cell>
          <table:table-cell table:style-name="Tabela2.A2" office:value-type="string">
            <text:p text:style-name="P30">Anjouan </text:p>
          </table:table-cell>
          <table:table-cell table:style-name="Tabela2.D2" office:value-type="string">
            <text:p text:style-name="P32">10 168</text:p>
          </table:table-cell>
        </table:table-row>
        <table:table-row table:style-name="TableLine2116645053824">
          <table:table-cell table:style-name="Tabela2.A2" office:value-type="string">
            <text:p text:style-name="P33">8</text:p>
          </table:table-cell>
          <table:table-cell table:style-name="Tabela2.A2" office:value-type="string">
            <text:p text:style-name="P28">Mkiriwadjumoi</text:p>
          </table:table-cell>
          <table:table-cell table:style-name="Tabela2.A2" office:value-type="string">
            <text:p text:style-name="P30">Mkiriwadjumoi </text:p>
          </table:table-cell>
          <table:table-cell table:style-name="Tabela2.D2" office:value-type="string">
            <text:p text:style-name="P32">8 749</text:p>
          </table:table-cell>
        </table:table-row>
        <table:table-row table:style-name="TableLine2116645057360">
          <table:table-cell table:style-name="Tabela2.A2" office:value-type="string">
            <text:p text:style-name="P33">9</text:p>
          </table:table-cell>
          <table:table-cell table:style-name="Tabela2.A2" office:value-type="string">
            <text:p text:style-name="P29">Koni-Djodjo</text:p>
          </table:table-cell>
          <table:table-cell table:style-name="Tabela2.A2" office:value-type="string">
            <text:p text:style-name="P30">Anjouan</text:p>
          </table:table-cell>
          <table:table-cell table:style-name="Tabela2.D2" office:value-type="string">
            <text:p text:style-name="P32">8 109</text:p>
          </table:table-cell>
        </table:table-row>
        <table:table-row table:style-name="TableLine2116645069328">
          <table:table-cell table:style-name="Tabela2.A2" office:value-type="string">
            <text:p text:style-name="P33">10</text:p>
          </table:table-cell>
          <table:table-cell table:style-name="Tabela2.A2" office:value-type="string">
            <text:p text:style-name="P29">Moya (Comores)</text:p>
          </table:table-cell>
          <table:table-cell table:style-name="Tabela2.A2" office:value-type="string">
            <text:p text:style-name="P30">Anjouan</text:p>
          </table:table-cell>
          <table:table-cell table:style-name="Tabela2.D2" office:value-type="string">
            <text:p text:style-name="P32">7 529</text:p>
          </table:table-cell>
        </table:table-row>
      </table:table>
      <text:p text:style-name="P20"/>
      <text:p text:style-name="P5">Um paraíso quase inexplorado: Ilhas Comores e seu encanto tropical</text:p>
      <text:p text:style-name="P7"/>
      <text:p text:style-name="P37"><text:span text:style-name="T39"><text:tab/>Palmeiras e mar azul-turquesa dão a Comores um ar de encanto tropical. Com cerca de 800 mil habitantes e localizado entre Madagascar e Moçambique, o arquipélago que forma Comores, abrange ilhas como Anjouan e Mohéll. Apesar de sua beleza, as ilhas permaneceram aparentemente impenetráveis ao turismo de massa. O governo estima que uma média de 3.000 turistas por ano visitem a região. Grande Comore é a ilha mais diversa e, talvez, a mais amigável para os turistas. A metade sul da Grande Comore é dominada pelo grande vulcão Karthala, um dos mais ativos do mundo, e, por isso, um destino popular para os aventureiros. Mohéli é a menor e menos povoada das ilhas Comores. Com encostas florestadas e um enorme parque nacional, possui um importante local de desova de tartarugas. Já Anjouan é a mais populosa das ilhas das Comores. Junto com Mohéli, é o único lugar onde os visitantes podem ver morcegos que se alimentam de frutas ameaçadas de extinção. Membro da União Africana desde a independência, em 1975, o país passou por numerosos golpes de Estado. Cerca de metade de sua população, que é majoritariamente islâmica, vive abaixo da linha de pobreza. As ilhas dependem muito do investimento estrangeiro. Os principais parceiros comerciais das Comores são a França, a Alemanha, os Estados Unidos e Madagáscar. Sua agricultura é baseada no cultivo da banana, coco, mandioca, milho, arroz, cravo-da-índia, baunilha, café, canela e batata.</text:span></text:p>
      <text:p text:style-name="P37"><text:span text:style-name="T32"><text:line-break/>© 2018 | Todos os direitos deste material são reservados ao Por dentro da África, conforme a Lei nº 9.610/98. A sua publicação, redistribuição, transmissão e reescrita sem autorização prévia é proibida. </text:span><text:a xlink:type="simple" xlink:href="http://www.pordentrodaafrica.com/meio-ambiente/um-paraiso-quase-inexplorado-ilhas-comores-e-seu-encanto-tropical" text:style-name="Internet_20_link" text:visited-style-name="Visited_20_Internet_20_Link"><text:span text:style-name="T32">http://www.pordentrodaafrica.com/meio-ambiente/um-paraiso-quase-inexplorado-ilhas-comores-e-seu-encanto-tropical</text:span></text:a></text:p>
      <text:p text:style-name="P20"/>
      <text:p text:style-name="P26">Conclusão</text:p>
      <text:p text:style-name="P15">O que achei mais interessante foi o modo pelo qual fiquei sabendo da existência desse país. Cada um de nós, alunos do CTM<text:span text:style-name="T36">Vida</text:span>, recebemos o nome de um dos países da lista de países perseguidos da ONG Portas Abertas e logo pensei <text:span text:style-name="T36">em usar esse país em um das pesquisas sobre os países para evangelização. Me senti instigado a ajudar de alguma forma esse país, espero que através desse trabalho e através da minha vida eu possa de alguma forma servir de mão amiga aos missionários e aos poucos cristãos que estão firmes lá em meio a perseguição. Por mais que eu não tenha muito dinheiro, eu sei que o pouco que posso contribuir além de ajudar os cristãos perseguidos, posso demonstrar minha vontade de depender de Deus durante minha estadia no CTMVida. Agradeço a Deus e também ao Pastor Rholyston pelo trabalho proveitosa que inflamou meu coração por missões. Obrigado.</text:span></text:p>
      <text:p text:style-name="P2"/>
      <text:p text:style-name="P25">BIBLIOGRAFIA</text:p>
      <text:p text:style-name="P6"/>
      <text:p text:style-name="P8">Lista mundial da perseguição em Comores.</text:p>
      <text:p text:style-name="P4"><text:span text:style-name="T38">Disponível em: &lt;</text:span><text:a xlink:type="simple" xlink:href="https://pt.wikipedia.org/wiki/Comores" text:style-name="Internet_20_link" text:visited-style-name="Visited_20_Internet_20_Link"><text:span text:style-name="T38">https://pt.wikipedia.org/wiki/Comores</text:span></text:a>&gt;.</text:p>
      <text:p text:style-name="P6">Acesso em: 13 de abril de 2021.</text:p>
      <text:p text:style-name="P6"/>
      <text:p text:style-name="P8">Lista mundial da perseguição em Comores.</text:p>
      <text:p text:style-name="P4"><text:span text:style-name="T38">Disponível em: &lt;</text:span><text:a xlink:type="simple" xlink:href="https://brasilescola.uol.com.br/geografia/comores.htm" text:style-name="Internet_20_link" text:visited-style-name="Visited_20_Internet_20_Link"><text:span text:style-name="T38">https://brasilescola.uol.com.br/geografia/comores.htm</text:span></text:a>&gt;.</text:p>
      <text:p text:style-name="P6">Acesso em: 13 de abril de 2021.</text:p>
      <text:p text:style-name="P6"/>
      <text:p text:style-name="P34">Lista mundial da perseguição em Comores.</text:p>
      <text:p text:style-name="P36"><text:span text:style-name="T38">Disponível em: &lt;</text:span><text:a xlink:type="simple" xlink:href="https://www.portasabertas.org.br/lista-mundial-da-perseguicao/comores" text:style-name="Internet_20_link" text:visited-style-name="Visited_20_Internet_20_Link">https://www.portasabertas.org.br/lista-mundial-da-perseguicao/comores</text:a>&gt;.</text:p>
      <text:p text:style-name="P34">Acesso em: 13 de abril de 2021.</text:p>
      <text:p text:style-name="P8"/>
      <text:p text:style-name="P8">Comores – Infopedia.</text:p>
      <text:p text:style-name="P4"><text:span text:style-name="T38">Disponível em: &lt;</text:span><text:a xlink:type="simple" xlink:href="https://www.infopedia.pt/$comores" text:style-name="Internet_20_link" text:visited-style-name="Visited_20_Internet_20_Link"><text:span text:style-name="T38">https://www.infopedia.pt/$comores</text:span></text:a>&gt;.</text:p>
      <text:p text:style-name="P8">Acesso em: 13 de abril de 2021.</text:p>
      <text:p text:style-name="P8"/>
      <text:p text:style-name="P34">Você conhece comores? – colegioweb.com</text:p>
      <text:p text:style-name="P36"><text:span text:style-name="T38">Disponível em: &lt;</text:span><text:a xlink:type="simple" xlink:href="https://www.colegioweb.com.br/geografia/voce-conhece-comores.html" text:style-name="Internet_20_link" text:visited-style-name="Visited_20_Internet_20_Link"><text:span text:style-name="T38">https://www.colegioweb.com.br/geografia/voce-conhece-comores.html</text:span></text:a>&gt;.</text:p>
      <text:p text:style-name="P34">Acesso em: 13 de abril de 2021.</text:p>
      <text:p text:style-name="P8"/>
      <text:p text:style-name="P34">Um paraíso quase inexplorado. Ilhas comores e seu encanto tropical – pordentrodaafrica.com</text:p>
      <text:p text:style-name="P36"><text:span text:style-name="T38">Disponível em: &lt;</text:span><text:a xlink:type="simple" xlink:href="http://www.pordentrodaafrica.com/meio-ambiente/um-paraiso-quase-inexplorado-ilhas-comores-e-seu-encanto-tropical" text:style-name="Internet_20_link" text:visited-style-name="Visited_20_Internet_20_Link"><text:span text:style-name="T37">http://www.pordentrodaafrica.com/meio-ambiente/um-paraiso-quase-inexplorado-ilhas-comores-e-seu-encanto-tropical</text:span></text:a>&gt;.</text:p>
      <text:p text:style-name="P34">Publicado em: 1 de setembro de 2015.</text:p>
      <text:p text:style-name="P34">Acesso em: 13 de abril de 2021.</text:p>
      <text:p text:style-name="P35"/>
      <text:p text:style-name="P2"/>
      <text:p text:style-name="P4"/>
      <text:p text:style-name="P3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6cm" svg:height="2.586cm" draw:z-index="7"><draw:image xlink:href="Pictures/1000000000000500000000CF73E1439B139099FF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2.2$Windows_X86_64 LibreOffice_project/8a45595d069ef5570103caea1b71cc9d82b2aae4</meta:generator>
    <dc:date>2021-04-21T13:12:06.634000000</dc:date>
    <meta:editing-duration>PT44M43S</meta:editing-duration>
    <meta:editing-cycles>17</meta:editing-cycles>
    <meta:document-statistic meta:table-count="1" meta:image-count="1" meta:object-count="0" meta:page-count="8" meta:paragraph-count="90" meta:word-count="1984" meta:character-count="12567" meta:non-whitespace-character-count="10646"/>
  </office:meta>
</office:document-meta>
</file>